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break-before="page"/>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indent="0.5in" style:auto-text-indent="false"/>
      <style:text-properties fo:font-size="12pt" style:font-size-asian="12pt" style:font-size-complex="12pt"/>
    </style:style>
    <style:style style:name="P6"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7"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0"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5in" fo:margin-right="0in" fo:margin-top="0.0417in" fo:margin-bottom="0.0555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1in" fo:margin-right="0in" fo:margin-top="0.0417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0in" fo:margin-right="0in" fo:text-indent="0.5in" style:auto-text-indent="false"/>
    </style:style>
    <style:style style:name="P15" style:family="paragraph" style:parent-style-name="Standard">
      <style:paragraph-properties fo:margin-left="0.5in" fo:margin-right="0in" fo:text-indent="0.5in" style:auto-text-indent="false"/>
    </style:style>
    <style:style style:name="P16" style:family="paragraph" style:parent-style-name="Standard" style:list-style-name="WWNum6">
      <style:paragraph-properties fo:margin-left="1in" fo:margin-right="0in" fo:text-indent="-0.25in" style:auto-text-indent="false"/>
    </style:style>
    <style:style style:name="P17" style:family="paragraph" style:parent-style-name="Standard">
      <style:paragraph-properties fo:margin-top="0.3335in" fo:margin-bottom="0in" loext:contextual-spacing="false" fo:line-height="100%" fo:text-align="start" style:justify-single-word="false" fo:keep-together="auto" fo:orphans="0" fo:widows="0" fo:keep-with-next="auto"/>
    </style:style>
    <style:style style:name="P18" style:family="paragraph" style:parent-style-name="Standard">
      <style:paragraph-properties fo:margin-left="0in" fo:margin-right="0in" fo:margin-top="0in" fo:margin-bottom="0.0555in" loext:contextual-spacing="false" fo:line-height="100%" fo:keep-together="auto" fo:orphans="0" fo:widows="0" fo:text-indent="0in" style:auto-text-indent="false" fo:keep-with-next="auto"/>
    </style:style>
    <style:style style:name="P19" style:family="paragraph" style:parent-style-name="Standard">
      <style:paragraph-properties fo:margin-left="0in" fo:margin-right="0in" fo:margin-top="0.1665in" fo:margin-bottom="0.1665in" loext:contextual-spacing="false" fo:line-height="100%" fo:orphans="0" fo:widows="0" fo:text-indent="0in" style:auto-text-indent="false"/>
    </style:style>
    <style:style style:name="P20" style:family="paragraph" style:parent-style-name="Standard">
      <style:paragraph-properties fo:margin-left="0in" fo:margin-right="0in" fo:margin-top="0.1945in" fo:margin-bottom="0in" loext:contextual-spacing="false" fo:line-height="100%" fo:keep-together="auto" fo:orphans="0" fo:widows="0" fo:text-indent="0in" style:auto-text-indent="false" fo:keep-with-next="auto"/>
    </style:style>
    <style:style style:name="P21" style:family="paragraph" style:parent-style-name="Standard" style:list-style-name="WWNum7">
      <style:paragraph-properties fo:margin-left="0.5in" fo:margin-right="0in" fo:margin-top="0.1665in" fo:margin-bottom="0in" loext:contextual-spacing="false" fo:line-height="100%" fo:orphans="0" fo:widows="0" fo:text-indent="-0.25in" style:auto-text-indent="false"/>
    </style:style>
    <style:style style:name="P22" style:family="paragraph" style:parent-style-name="Standard" style:list-style-name="WWNum5">
      <style:paragraph-properties fo:margin-left="0.5in" fo:margin-right="0in" fo:margin-top="0.1665in" fo:margin-bottom="0in" loext:contextual-spacing="false" fo:line-height="100%" fo:orphans="0" fo:widows="0" fo:text-indent="-0.25in" style:auto-text-indent="false"/>
    </style:style>
    <style:style style:name="P23" style:family="paragraph" style:parent-style-name="Standard" style:list-style-name="WWNum4">
      <style:paragraph-properties fo:margin-left="0.5in" fo:margin-right="0in" fo:margin-top="0.1665in" fo:margin-bottom="0in" loext:contextual-spacing="false" fo:line-height="100%" fo:orphans="0" fo:widows="0" fo:text-indent="-0.25in" style:auto-text-indent="false"/>
    </style:style>
    <style:style style:name="P24" style:family="paragraph" style:parent-style-name="Standard" style:list-style-name="WWNum3">
      <style:paragraph-properties fo:margin-left="0.5in" fo:margin-right="0in" fo:margin-top="0.1665in" fo:margin-bottom="0in" loext:contextual-spacing="false" fo:line-height="100%" fo:orphans="0" fo:widows="0" fo:text-indent="-0.25in" style:auto-text-indent="false"/>
    </style:style>
    <style:style style:name="P25" style:family="paragraph" style:parent-style-name="Standard" style:list-style-name="WWNum7">
      <style:paragraph-properties fo:margin-left="0.5in" fo:margin-right="0in" fo:margin-top="0in" fo:margin-bottom="0in" loext:contextual-spacing="false" fo:line-height="100%" fo:orphans="0" fo:widows="0" fo:text-indent="-0.25in" style:auto-text-indent="false"/>
    </style:style>
    <style:style style:name="P26" style:family="paragraph" style:parent-style-name="Standard" style:list-style-name="WWNum5">
      <style:paragraph-properties fo:margin-left="0.5in" fo:margin-right="0in" fo:margin-top="0in" fo:margin-bottom="0in" loext:contextual-spacing="false" fo:line-height="100%" fo:orphans="0" fo:widows="0" fo:text-indent="-0.25in" style:auto-text-indent="false"/>
    </style:style>
    <style:style style:name="P27" style:family="paragraph" style:parent-style-name="Standard" style:list-style-name="WWNum4">
      <style:paragraph-properties fo:margin-left="0.5in" fo:margin-right="0in" fo:margin-top="0in" fo:margin-bottom="0in" loext:contextual-spacing="false" fo:line-height="100%" fo:orphans="0" fo:widows="0" fo:text-indent="-0.25in" style:auto-text-indent="false"/>
    </style:style>
    <style:style style:name="P28" style:family="paragraph" style:parent-style-name="Standard" style:list-style-name="WWNum3">
      <style:paragraph-properties fo:margin-left="0.5in" fo:margin-right="0in" fo:margin-top="0in" fo:margin-bottom="0in" loext:contextual-spacing="false" fo:line-height="100%" fo:orphans="0" fo:widows="0" fo:text-indent="-0.25in" style:auto-text-indent="false"/>
    </style:style>
    <style:style style:name="P29" style:family="paragraph" style:parent-style-name="Standard" style:list-style-name="WWNum7">
      <style:paragraph-properties fo:margin-left="0.5in" fo:margin-right="0in" fo:margin-top="0in" fo:margin-bottom="0.1665in" loext:contextual-spacing="false" fo:line-height="100%" fo:orphans="0" fo:widows="0" fo:text-indent="-0.25in" style:auto-text-indent="false"/>
    </style:style>
    <style:style style:name="P30" style:family="paragraph" style:parent-style-name="Standard" style:list-style-name="WWNum5">
      <style:paragraph-properties fo:margin-left="0.5in" fo:margin-right="0in" fo:margin-top="0in" fo:margin-bottom="0.1665in" loext:contextual-spacing="false" fo:line-height="100%" fo:orphans="0" fo:widows="0" fo:text-indent="-0.25in" style:auto-text-indent="false"/>
    </style:style>
    <style:style style:name="P31" style:family="paragraph" style:parent-style-name="Standard" style:list-style-name="WWNum4">
      <style:paragraph-properties fo:margin-left="0.5in" fo:margin-right="0in" fo:margin-top="0in" fo:margin-bottom="0.1665in" loext:contextual-spacing="false" fo:line-height="100%" fo:orphans="0" fo:widows="0" fo:text-indent="-0.25in" style:auto-text-indent="false"/>
    </style:style>
    <style:style style:name="P32" style:family="paragraph" style:parent-style-name="Standard" style:list-style-name="WWNum3">
      <style:paragraph-properties fo:margin-left="0.5in" fo:margin-right="0in" fo:margin-top="0in" fo:margin-bottom="0.1665in" loext:contextual-spacing="false" fo:line-height="100%" fo:orphans="0" fo:widows="0" fo:text-indent="-0.25in" style:auto-text-indent="false"/>
    </style:style>
    <style:style style:name="P33" style:family="paragraph" style:parent-style-name="Standard" style:list-style-name="WWNum2">
      <style:paragraph-properties fo:margin-left="0.5in" fo:margin-right="0in" fo:margin-top="0.1665in" fo:margin-bottom="0.1665in" loext:contextual-spacing="false" fo:line-height="100%" fo:orphans="0" fo:widows="0" fo:text-indent="-0.25in" style:auto-text-indent="false"/>
    </style:style>
    <style:style style:name="P34" style:family="paragraph" style:parent-style-name="Standard" style:list-style-name="WWNum1">
      <style:paragraph-properties fo:margin-left="0.5in" fo:margin-right="0in" fo:margin-top="0.1665in" fo:margin-bottom="0.1665in" loext:contextual-spacing="false" fo:line-height="100%" fo:orphans="0" fo:widows="0" fo:text-indent="-0.25in" style:auto-text-indent="false"/>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6" style:family="paragraph" style:parent-style-name="Heading_20_1">
      <style:paragraph-properties fo:text-align="start" style:justify-single-word="false"/>
    </style:style>
    <style:style style:name="P37" style:family="paragraph" style:parent-style-name="Heading_20_1">
      <style:paragraph-properties fo:text-align="center" style:justify-single-word="false"/>
    </style:style>
    <style:style style:name="P38" style:family="paragraph" style:parent-style-name="Heading_20_1">
      <style:paragraph-properties fo:text-align="center" style:justify-single-word="false" fo:break-before="page"/>
    </style:style>
    <style:style style:name="P39" style:family="paragraph" style:parent-style-name="Heading_20_1">
      <style:paragraph-properties fo:margin-left="0in" fo:margin-right="0in" fo:text-indent="0in" style:auto-text-indent="false"/>
    </style:style>
    <style:style style:name="P40" style:family="paragraph" style:parent-style-name="Heading_20_2">
      <style:paragraph-properties fo:margin-left="0in" fo:margin-right="0in" fo:text-indent="0in" style:auto-text-indent="false"/>
    </style:style>
    <style:style style:name="P41" style:family="paragraph" style:parent-style-name="Heading_20_2">
      <style:paragraph-properties fo:margin-left="0in" fo:margin-right="0in" fo:text-indent="0in" style:auto-text-indent="false"/>
    </style:style>
    <style:style style:name="P42" style:family="paragraph" style:parent-style-name="Heading_20_4">
      <style:paragraph-properties fo:margin-left="0in" fo:margin-right="0in" fo:text-indent="0in" style:auto-text-indent="false"/>
    </style:style>
    <style:style style:name="P43" style:family="paragraph" style:parent-style-name="Heading_20_3">
      <style:paragraph-properties fo:margin-left="0in" fo:margin-right="0in" fo:text-indent="0in" style:auto-text-indent="false"/>
    </style:style>
    <style:style style:name="P44" style:family="paragraph" style:parent-style-name="Heading_20_3">
      <style:paragraph-properties fo:margin-left="0in" fo:margin-right="0in" fo:margin-top="0.222in" fo:margin-bottom="0in" loext:contextual-spacing="false" fo:line-height="100%" fo:text-indent="0in" style:auto-text-indent="false"/>
    </style:style>
    <style:style style:name="P45" style:family="paragraph" style:parent-style-name="Heading_20_3">
      <style:paragraph-properties fo:margin-left="0in" fo:margin-right="0in" fo:text-indent="0in" style:auto-text-indent="false"/>
    </style:style>
    <style:style style:name="P46" style:family="paragraph" style:parent-style-name="Heading_20_5">
      <style:paragraph-properties fo:margin-left="0.5in" fo:margin-right="0in" fo:text-indent="0.5in" style:auto-text-indent="false"/>
    </style:style>
    <style:style style:name="P47" style:family="paragraph" style:parent-style-name="Title" style:master-page-name="First_20_Page">
      <style:paragraph-properties fo:text-align="center" style:justify-single-word="false" style:page-number="auto"/>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ize="12pt" style:font-size-asian="12pt" style:font-size-complex="12pt"/>
    </style:style>
    <style:style style:name="T8" style:family="text">
      <style:text-properties style:font-name="Consolas" style:font-name-asian="Consolas1" style:font-name-complex="Consolas1"/>
    </style:style>
    <style:style style:name="T9" style:family="text">
      <style:text-properties style:text-underline-style="none"/>
    </style:style>
    <style:style style:name="T10" style:family="text">
      <style:text-properties fo:font-size="24pt" style:font-size-asian="24pt" style:font-size-complex="24pt"/>
    </style:style>
    <style:style style:name="T11" style:family="text">
      <style:text-properties fo:font-size="18pt" style:font-size-asian="18pt" style:font-size-complex="18pt"/>
    </style:style>
    <style:style style:name="T12" style:family="text">
      <style:text-properties fo:font-weight="bold" style:font-weight-asian="bold"/>
    </style:style>
    <style:style style:name="T13" style:family="text">
      <style:text-properties fo:color="#1155cc" style:text-underline-style="solid" style:text-underline-width="auto" style:text-und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_18eui8h89089"/><text:soft-page-break/>Broncode Testing Report</text:p>
      <text:p text:style-name="P1"><text:span text:style-name="T1">Josh Chandler, Charles Noble, Ahmed Radwan, Alexander Wardell</text:span></text:p>
      <text:p text:style-name="P1"><text:span text:style-name="T1">Timeframe: Spring 2019 - Fall 2019</text:span></text:p>
      <text:p text:style-name="Standard"/>
      <text:p text:style-name="P3"/>
      <text:p text:style-name="P38"><text:bookmark text:name="_5xcty4bqvuqk"/>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5xcty4bqvuqk" text:style-name="Index_20_Link" text:visited-style-name="Index_20_Link"><text:span text:style-name="T3">Table of Contents</text:span></text:a><text:span text:style-name="T3"><text:tab/>2</text:span></text:p>
          <text:p text:style-name="P7"><text:a xlink:type="simple" xlink:href="#_bhd7pynz263l" text:style-name="Index_20_Link" text:visited-style-name="Index_20_Link"><text:span text:style-name="T3">Abstract</text:span></text:a><text:span text:style-name="T3"><text:tab/>4</text:span></text:p>
          <text:p text:style-name="P7"><text:a xlink:type="simple" xlink:href="#_rb4mrk42pl3v" text:style-name="Index_20_Link" text:visited-style-name="Index_20_Link"><text:span text:style-name="T5">Introduction</text:span></text:a><text:span text:style-name="T5"><text:tab/>4</text:span></text:p>
          <text:p text:style-name="P7"><text:a xlink:type="simple" xlink:href="#_5mxymuprsyv2" text:style-name="Index_20_Link" text:visited-style-name="Index_20_Link"><text:span text:style-name="T5">Background</text:span></text:a><text:span text:style-name="T5"><text:tab/>4</text:span></text:p>
          <text:p text:style-name="P7"><text:a xlink:type="simple" xlink:href="#_xu91ya30g1yj" text:style-name="Index_20_Link" text:visited-style-name="Index_20_Link"><text:span text:style-name="T5">Testing</text:span></text:a><text:span text:style-name="T5"><text:tab/>5</text:span></text:p>
          <text:p text:style-name="P9"><text:a xlink:type="simple" xlink:href="#_10ulq2bpc0es" text:style-name="Index_20_Link" text:visited-style-name="Index_20_Link"><text:span text:style-name="T4">Back End Unit Tests</text:span></text:a><text:span text:style-name="T4"><text:tab/>5</text:span></text:p>
          <text:p text:style-name="P10"><text:a xlink:type="simple" xlink:href="#_gqw0xx6h6n0e" text:style-name="Index_20_Link" text:visited-style-name="Index_20_Link"><text:span text:style-name="T4">Testing Framework</text:span></text:a><text:span text:style-name="T4"><text:tab/>5</text:span></text:p>
          <text:p text:style-name="P10"><text:a xlink:type="simple" xlink:href="#_srfjkxsykbax" text:style-name="Index_20_Link" text:visited-style-name="Index_20_Link"><text:span text:style-name="T4">Executor Tests</text:span></text:a><text:span text:style-name="T4"><text:tab/>5</text:span></text:p>
          <text:p text:style-name="P12"><text:a xlink:type="simple" xlink:href="#_b5nw677rwb0y" text:style-name="Index_20_Link" text:visited-style-name="Index_20_Link"><text:span text:style-name="T4">Test compile and run</text:span></text:a><text:span text:style-name="T4"><text:tab/>5</text:span></text:p>
          <text:p text:style-name="P12"><text:a xlink:type="simple" xlink:href="#_t5zqv5hbs3jv" text:style-name="Index_20_Link" text:visited-style-name="Index_20_Link"><text:span text:style-name="T4">Test execute</text:span></text:a><text:span text:style-name="T4"><text:tab/>6</text:span></text:p>
          <text:p text:style-name="P12"><text:a xlink:type="simple" xlink:href="#_1iphx18c9be9" text:style-name="Index_20_Link" text:visited-style-name="Index_20_Link"><text:span text:style-name="T4">Test input</text:span></text:a><text:span text:style-name="T4"><text:tab/>6</text:span></text:p>
          <text:p text:style-name="P12"><text:a xlink:type="simple" xlink:href="#_qcig30cl5q6f" text:style-name="Index_20_Link" text:visited-style-name="Index_20_Link"><text:span text:style-name="T4">Test multi input</text:span></text:a><text:span text:style-name="T4"><text:tab/>6</text:span></text:p>
          <text:p text:style-name="P10"><text:a xlink:type="simple" xlink:href="#_630uovs2o4zu" text:style-name="Index_20_Link" text:visited-style-name="Index_20_Link"><text:span text:style-name="T4">Code Client Tests</text:span></text:a><text:span text:style-name="T4"><text:tab/>6</text:span></text:p>
          <text:p text:style-name="P12"><text:a xlink:type="simple" xlink:href="#_5cr1lvjnk21b" text:style-name="Index_20_Link" text:visited-style-name="Index_20_Link"><text:span text:style-name="T4">Test make block</text:span></text:a><text:span text:style-name="T4"><text:tab/>6</text:span></text:p>
          <text:p text:style-name="P12"><text:a xlink:type="simple" xlink:href="#_io58h1bsdd9d" text:style-name="Index_20_Link" text:visited-style-name="Index_20_Link"><text:span text:style-name="T4">Test run a language</text:span></text:a><text:span text:style-name="T4"><text:tab/>6</text:span></text:p>
          <text:p text:style-name="P9"><text:a xlink:type="simple" xlink:href="#_val1cmcsndl5" text:style-name="Index_20_Link" text:visited-style-name="Index_20_Link"><text:span text:style-name="T6">System/Regression/Front End Tests</text:span></text:a><text:span text:style-name="T6"><text:tab/>7</text:span></text:p>
          <text:p text:style-name="P10"><text:a xlink:type="simple" xlink:href="#_8sl1tpvhuavm" text:style-name="Index_20_Link" text:visited-style-name="Index_20_Link"><text:span text:style-name="T6">Testing Framework</text:span></text:a><text:span text:style-name="T6"><text:tab/>7</text:span></text:p>
          <text:p text:style-name="P10"><text:a xlink:type="simple" xlink:href="#_m6pajzrgex0c" text:style-name="Index_20_Link" text:visited-style-name="Index_20_Link"><text:span text:style-name="T6">Tests</text:span></text:a><text:span text:style-name="T6"><text:tab/>7</text:span></text:p>
          <text:p text:style-name="P12"><text:a xlink:type="simple" xlink:href="#_zg1qhrrfghba" text:style-name="Index_20_Link" text:visited-style-name="Index_20_Link"><text:span text:style-name="T6">User Registration</text:span></text:a><text:span text:style-name="T6"><text:tab/>7</text:span></text:p>
          <text:p text:style-name="P12"><text:a xlink:type="simple" xlink:href="#_29xxcanm0udc" text:style-name="Index_20_Link" text:visited-style-name="Index_20_Link"><text:span text:style-name="T6">Login</text:span></text:a><text:span text:style-name="T6"><text:tab/>7</text:span></text:p>
          <text:p text:style-name="P12"><text:soft-page-break/><text:a xlink:type="simple" xlink:href="#_9ygutat0vc6m" text:style-name="Index_20_Link" text:visited-style-name="Index_20_Link"><text:span text:style-name="T6">Course Selection</text:span></text:a><text:span text:style-name="T6"><text:tab/>7</text:span></text:p>
          <text:p text:style-name="P12"><text:a xlink:type="simple" xlink:href="#_iumnagnajq75" text:style-name="Index_20_Link" text:visited-style-name="Index_20_Link"><text:span text:style-name="T6">Tutorial</text:span></text:a><text:span text:style-name="T6"><text:tab/>7</text:span></text:p>
          <text:p text:style-name="P13"><text:a xlink:type="simple" xlink:href="#_e71j49w2g0b8" text:style-name="Index_20_Link" text:visited-style-name="Index_20_Link"><text:span text:style-name="T6">Compilation Success</text:span></text:a><text:span text:style-name="T6"><text:tab/>7</text:span></text:p>
          <text:p text:style-name="P13"><text:a xlink:type="simple" xlink:href="#_xm9682ym6qfs" text:style-name="Index_20_Link" text:visited-style-name="Index_20_Link"><text:span text:style-name="T6">Compiler Error</text:span></text:a><text:span text:style-name="T6"><text:tab/>7</text:span></text:p>
          <text:p text:style-name="P13"><text:a xlink:type="simple" xlink:href="#_6cxpt7bylabb" text:style-name="Index_20_Link" text:visited-style-name="Index_20_Link"><text:span text:style-name="T6">Infinite Loop</text:span></text:a><text:span text:style-name="T6"><text:tab/>8</text:span></text:p>
          <text:p text:style-name="P9"><text:a xlink:type="simple" xlink:href="#_hprp479bxenk" text:style-name="Index_20_Link" text:visited-style-name="Index_20_Link"><text:span text:style-name="T4">Automated Stress Testing</text:span></text:a><text:span text:style-name="T4"><text:tab/>8</text:span></text:p>
          <text:p text:style-name="P9"><text:a xlink:type="simple" xlink:href="#_e4ojumb276pm" text:style-name="Index_20_Link" text:visited-style-name="Index_20_Link"><text:span text:style-name="T6">Usability</text:span></text:a><text:span text:style-name="T6"><text:tab/>8</text:span></text:p>
          <text:p text:style-name="P9"><text:a xlink:type="simple" xlink:href="#_1o61i4l9fajn" text:style-name="Index_20_Link" text:visited-style-name="Index_20_Link"><text:span text:style-name="T4">Mobile Compatibility</text:span></text:a><text:span text:style-name="T4"><text:tab/>8</text:span></text:p>
          <text:p text:style-name="P9"><text:a xlink:type="simple" xlink:href="#_226buksiwdhp" text:style-name="Index_20_Link" text:visited-style-name="Index_20_Link"><text:span text:style-name="T4">Accessibility</text:span></text:a><text:span text:style-name="T4"><text:tab/>8</text:span></text:p>
          <text:p text:style-name="P10"><text:a xlink:type="simple" xlink:href="#_p66hl1d08sr1" text:style-name="Index_20_Link" text:visited-style-name="Index_20_Link"><text:span text:style-name="T6">Testing Framework</text:span></text:a><text:span text:style-name="T6"><text:tab/>9</text:span></text:p>
          <text:p text:style-name="P10"><text:a xlink:type="simple" xlink:href="#_uquv8wrkqzb3" text:style-name="Index_20_Link" text:visited-style-name="Index_20_Link"><text:span text:style-name="T6">Tests</text:span></text:a><text:span text:style-name="T6"><text:tab/>9</text:span></text:p>
          <text:p text:style-name="P10"><text:a xlink:type="simple" xlink:href="#_ohsmh1lcibjr" text:style-name="Index_20_Link" text:visited-style-name="Index_20_Link"><text:span text:style-name="T4">Accessibility Report by Taylor Arndt</text:span></text:a><text:span text:style-name="T4"><text:tab/>10</text:span></text:p>
          <text:p text:style-name="P9"><text:a xlink:type="simple" xlink:href="#_7nm0186pvyh3" text:style-name="Index_20_Link" text:visited-style-name="Index_20_Link"><text:span text:style-name="T4">Acceptance Testing</text:span></text:a><text:span text:style-name="T4"><text:tab/>14</text:span></text:p>
          <text:p text:style-name="P7"><text:a xlink:type="simple" xlink:href="#_z9kysofux9ci" text:style-name="Index_20_Link" text:visited-style-name="Index_20_Link"><text:span text:style-name="T6">Security Practices</text:span></text:a><text:span text:style-name="T6"><text:tab/></text:span><text:span text:style-name="T5">14</text:span></text:p>
          <text:p text:style-name="P10"><text:a xlink:type="simple" xlink:href="#_pv2pe83jtvfv" text:style-name="Index_20_Link" text:visited-style-name="Index_20_Link"><text:span text:style-name="T4">XSS/CSRF</text:span></text:a><text:span text:style-name="T4"><text:tab/>14</text:span></text:p>
          <text:p text:style-name="P10"><text:a xlink:type="simple" xlink:href="#_xbq2psnb3qr0" text:style-name="Index_20_Link" text:visited-style-name="Index_20_Link"><text:span text:style-name="T4">Password Storage</text:span></text:a><text:span text:style-name="T4"><text:tab/>14</text:span></text:p>
          <text:p text:style-name="P10"><text:a xlink:type="simple" xlink:href="#_adkdb84i32wd" text:style-name="Index_20_Link" text:visited-style-name="Index_20_Link"><text:span text:style-name="T4">Port Security</text:span></text:a><text:span text:style-name="T4"><text:tab/>14</text:span></text:p>
          <text:p text:style-name="P10"><text:a xlink:type="simple" xlink:href="#_mzx3rgxuu8bh" text:style-name="Index_20_Link" text:visited-style-name="Index_20_Link"><text:span text:style-name="T4">Arbitrary Code Execution Containerization</text:span></text:a><text:span text:style-name="T4"><text:tab/>15</text:span></text:p>
          <text:p text:style-name="P11"><text:a xlink:type="simple" xlink:href="#_ilffli4s1ud1" text:style-name="Index_20_Link" text:visited-style-name="Index_20_Link"><text:span text:style-name="T4">API Security</text:span></text:a><text:span text:style-name="T4"><text:tab/>15</text:span></text:p>
        </text:index-body>
      </text:table-of-content>
      <text:p text:style-name="P36"><text:bookmark text:name="_eym9wwcnti2g"/></text:p>
      <text:p text:style-name="P37"><text:bookmark text:name="_d270kqsmpt2j"/></text:p>
      <text:p text:style-name="P38"><text:bookmark text:name="_bhd7pynz263l"/>Abstract</text:p>
      <text:p text:style-name="Standard">In practice, while we spent a considerable amount of time testing Broncode, the distribution of that time was allocated less evenly than the testing plan may lead one to believe. Due to the nature of web development, far more effort went into client-side regression testing than anticipated. The complex nature of the virtualized environments used for running arbitrary code required more specialized testing, including stress-testing that simulated high amounts of traffic.</text:p>
      <text:p text:style-name="Standard">Scheduling limitations meant that there was far less usability, accessibility, black box, and acceptance testing than we would have preferred. This is largely accounted for the high amount of work put into the backend and other non-user-facing features. We also found ourselves having to be more diligent with security practices than we would’ve been otherwise on a local program.</text:p>
      <text:p text:style-name="P37"><text:bookmark text:name="_rb4mrk42pl3v"/>Introduction</text:p>
      <text:p text:style-name="Standard">This document is intended to serve as a follow up to Broncode’s testing plan, outlining the testing Broncode underwent in its release 1 development. The document is broken up by type of testing as well as individual frameworks and tests. Testing types not used have been omitted entirely.</text:p>
      <text:p text:style-name="Standard">This document also serves as a companion piece to Broncode’s manual, which not only describes how Broncode’s tests are conducted, but how they may be expanded upon going forward.</text:p>
      <text:p text:style-name="P39"><text:bookmark text:name="_5mxymuprsyv2"/>Background</text:p>
      <text:p text:style-name="P4">Broncode is an online programming tutorial platform written as a senior design project for Spring-Fall 2019. Broncode runs on university servers using Nginx/UWSGI for its backend and Django for its frontend with sparse amounts of JavaScript for its interface. The client for this project was Dr. John Kapenga and is intended to be used by the Western Michigan University Computer Science Department.</text:p>
      <text:p text:style-name="P4">In this document, some terminology is used. We will use the terms "front end", "middle end", and "back end" to describe various parts of broncode. "Front end" describes anything in a web browser that a user (student or instructor) might see. "Middle end" describes things in Django like views and templates. "Back end" describes the docker containers that perform code execution.</text:p>
      <text:p text:style-name="P39"><text:bookmark text:name="_xu91ya30g1yj"/>Testing</text:p>
      <text:p text:style-name="P40"><text:bookmark text:name="_10ulq2bpc0es"/>Back End Unit Tests</text:p>
      <text:p text:style-name="P43"><text:bookmark text:name="_gqw0xx6h6n0e"/>Testing Framework</text:p>
      <text:p text:style-name="P4">Back end unit tests were performed using python's built-in unit testing framework. The tests can be found in <text:span text:style-name="T8">/docker-builds/test.py</text:span>. Note: the docker services must be up and running for some of these tests, as they test the ability to connect to the service.</text:p>
      <text:p text:style-name="P43"><text:bookmark text:name="_srfjkxsykbax"/>Executor Tests</text:p>
      <text:p text:style-name="P4">Each of broncode's three currently supported languages (C, Python3, and R) are run with what are called "Executors", which are used within docker containers to compile (if required) and execute code. Each executor has the following tests.</text:p>
      <text:p text:style-name="P42"><text:bookmark text:name="_b5nw677rwb0y"/>Test compile and run</text:p>
      <text:p text:style-name="P4">This tests an Executor's ability to compile (if needed) and run code. It tests the compilation and running abilities separately. It also tests situations in which erroneous code and well-formed code is passed.</text:p>
      <text:p text:style-name="P42"><text:bookmark text:name="_t5zqv5hbs3jv"/>Test execute</text:p>
      <text:p text:style-name="P4">This tests an Executor's <text:span text:style-name="T8">execute</text:span> function, which combines the functionality of the <text:span text:style-name="T8">compile</text:span> and <text:span text:style-name="T8">run</text:span> functions.</text:p>
      <text:p text:style-name="P42"><text:bookmark text:name="_1iphx18c9be9"/>Test input</text:p>
      <text:p text:style-name="P4">This tests an Executor's ability to receive a single program input via command line arguments.</text:p>
      <text:p text:style-name="P42"><text:bookmark text:name="_qcig30cl5q6f"/><text:soft-page-break/>Test multi input</text:p>
      <text:p text:style-name="P4">This tests an Executor's ability to receive multiple program inputs and run a single given piece of code with all of them subsequently.</text:p>
      <text:p text:style-name="P43"><text:bookmark text:name="_630uovs2o4zu"/>Code Client Tests</text:p>
      <text:p text:style-name="P4">A code client is what connects to a docker container listening on a port. The code client tests test the code client's ability to correctly format data for sending over the network and its ability to read received data. Note: the docker services must be up and running for these tests, as they test the ability to connect to the service.</text:p>
      <text:p text:style-name="P42"><text:bookmark text:name="_5cr1lvjnk21b"/>Test make block</text:p>
      <text:p text:style-name="P4">The function <text:span text:style-name="T8">make_block </text:span>formats a chunk of data to be sent over the network to a docker container.</text:p>
      <text:p text:style-name="P42"><text:bookmark text:name="_io58h1bsdd9d"/>Test run a language</text:p>
      <text:p text:style-name="P4">For each supported language, we have a test that does a trial run of sending code to each respect language's docker backend, running the code, and getting results. We test erroneous code, correct code, and code that would result in an infinite loop.</text:p>
      <text:p text:style-name="P40"><text:bookmark text:name="_val1cmcsndl5"/>System/Regression/Front End Tests</text:p>
      <text:p text:style-name="P44"><text:bookmark text:name="_8sl1tpvhuavm"/>Testing Framework</text:p>
      <text:p text:style-name="P5"/>
      <text:p text:style-name="P4">We used Selenium IDE for automated regression testing. Selenium IDE is a browser plug-in that emulates browser inputs and allows reliable reproduction of bugs and behaviors.</text:p>
      <text:p text:style-name="P43"><text:bookmark text:name="_m6pajzrgex0c"/>Tests</text:p>
      <text:p text:style-name="P42"><text:bookmark text:name="_zg1qhrrfghba"/>User Registration</text:p>
      <text:p text:style-name="P4">A test that automatically goes through the motions of registering a new user.</text:p>
      <text:p text:style-name="P42"><text:bookmark text:name="_29xxcanm0udc"/>Login</text:p>
      <text:p text:style-name="P4">A test that confirms that the login system is functional.</text:p>
      <text:p text:style-name="P42"><text:bookmark text:name="_9ygutat0vc6m"/>Course Selection</text:p>
      <text:p text:style-name="P4">A test that confirms that selecting a course will take you to a page and not a 404 error.</text:p>
      <text:p text:style-name="P42"><text:bookmark text:name="_iumnagnajq75"/>Tutorial</text:p>
      <text:p text:style-name="P8">There are 3 automated tests for interacting with the tutorial.</text:p>
      <text:p text:style-name="P46"><text:bookmark text:name="_e71j49w2g0b8"/><text:soft-page-break/>Compilation Success</text:p>
      <text:p text:style-name="P15">Simply submits the sample code and confirms the compilation works and that the results are returned.</text:p>
      <text:p text:style-name="P46"><text:bookmark text:name="_xm9682ym6qfs"/>Compiler Error</text:p>
      <text:p text:style-name="P15">Adds a syntax error to the sample code and submits it, anticipating a compile error to be correctly returned.</text:p>
      <text:p text:style-name="P46"><text:bookmark text:name="_6cxpt7bylabb"/>Infinite Loop</text:p>
      <text:p text:style-name="P15">Adds an infinite loop to the sample code and submits it, anticipating a timeout to occur and for an error message to be displayed.</text:p>
      <text:p text:style-name="P40"><text:bookmark text:name="_hprp479bxenk"/>Automated Stress Testing</text:p>
      <text:p text:style-name="P4">Gives an approximation for the number of students that the current number of replicas of a service can support. Tests can be found in the performance folder of the docker-builds folder. These test roughly simulate the access patterns of students by submitting error-free code, code with compilation errors, and code that infinitely loops to the specific service at random times with in the given interval.</text:p>
      <text:p text:style-name="P40"><text:bookmark text:name="_e4ojumb276pm"/>Usability</text:p>
      <text:p text:style-name="P4">Usability testing was an area where we did far less testing than we would have preferred. Apart from getting feedback from computer club members, not much time was allocated for usability testing.</text:p>
      <text:p text:style-name="P40"><text:bookmark text:name="_226buksiwdhp"/>Accessibility</text:p>
      <text:p text:style-name="Standard">Accessibility testing was done via a combination of automated testing and a formal accessibility report by Taylor Arndt, assistive technology specialist at the Western Michigan University computing center. That being said, the project still is not compliant and will require further development and testing in that respect.</text:p>
      <text:p text:style-name="P43"><text:bookmark text:name="_p66hl1d08sr1"/>Testing Framework</text:p>
      <text:p text:style-name="Standard"><text:span text:style-name="T7">We used the WAVE web accessibility evaluation tool to test Broncode’s compatibility with screen readers, as the site uses no audio or any mechanics that require precise motor control.</text:span></text:p>
      <text:p text:style-name="P43"><text:bookmark text:name="_uquv8wrkqzb3"/>Tests</text:p>
      <text:p text:style-name="Standard">WAVE only has 1 test, which scans the html of a page to find common accessibility issues. The following are common issues we came across while scanning our website with the tool.</text:p>
      <text:list xml:id="list3941205865" text:style-name="WWNum6">
        <text:list-item>
          <text:p text:style-name="P16">Lack of page titles</text:p>
        </text:list-item>
        <text:list-item>
          <text:p text:style-name="P16">Unspecified page language (important to screen readers)</text:p>
        </text:list-item>
        <text:list-item>
          <text:p text:style-name="P16">Lack of labels on form controls</text:p>
        </text:list-item>
        <text:list-item>
          <text:p text:style-name="P16">Error with the html generated by CodeMirror (largely out of our hands)</text:p>
        </text:list-item>
      </text:list>
      <text:p text:style-name="P43"><text:bookmark text:name="_rqrrkiy1fqek"/></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3"><text:bookmark text:name="_ohsmh1lcibjr"/>Accessibility Report by Taylor Arndt</text:p>
      <text:p text:style-name="Standard"/>
      <table:table table:name="Table1" table:style-name="Table1">
        <table:table-column table:style-name="Table1.A"/>
        <table:table-row table:style-name="Table1.1">
          <table:table-cell table:style-name="Table1.A1" office:value-type="string">
            <text:p text:style-name="P17"><text:span text:style-name="T10">Broncode accessibility</text:span></text:p>
            <text:p text:style-name="P18"><text:span text:style-name="T11">conventions</text:span></text:p>
            <text:p text:style-name="P19">For the sake of clarity, certain conventions are used.</text:p>
            <text:list xml:id="list59169452" text:style-name="WWNum7">
              <text:list-item>
                <text:p text:style-name="P21">All sections of the list are marked with heading level 2.</text:p>
              </text:list-item>
              <text:list-item>
                <text:p text:style-name="P25">All list items are marked with a heading 3.</text:p>
              </text:list-item>
              <text:list-item>
                <text:p text:style-name="P25">The main title of the report is marked with a heading 1.</text:p>
              </text:list-item>
              <text:list-item>
                <text:p text:style-name="P25">If a list item passes, a yes will be placed next to it.</text:p>
              </text:list-item>
              <text:list-item>
                <text:p text:style-name="P25">If there is anything wrong with the item, an explanation will be provided below the item.</text:p>
              </text:list-item>
              <text:list-item>
                <text:p text:style-name="P29">If the item isn’t applicable, then na will be placed below it.</text:p>
              </text:list-item>
            </text:list>
            <text:p text:style-name="P18"><text:span text:style-name="T11">automated report</text:span></text:p>
            <text:p text:style-name="P19">Along with the manual report, I have provided an automated report. This automated report provides the vender with the accessibility violations according to the accessibility standards. On the other hand, the manual report examines the pages or page from a user’s perspective. The link is</text:p>
            <text:p text:style-name="P18"><text:span text:style-name="T2">Perceivable</text:span></text:p>
            <text:p text:style-name="P19">Make content and controls perceivable by all users.</text:p>
            <text:p text:style-name="P20"><text:span text:style-name="T12">Do images have alternative text?</text:span></text:p>
            <text:p text:style-name="P19">na</text:p>
            <text:p text:style-name="P20"><text:span text:style-name="T12">Does video have captions and does audio have a transcript?</text:span></text:p>
            <text:p text:style-name="P19">na</text:p>
            <text:p text:style-name="P20"><text:span text:style-name="T12">Does the web page or document include headings, lists, ARIA landmarks, and other semantic elements to communicate document structure?</text:span></text:p>
            <text:list xml:id="list1478833937" text:style-name="WWNum5">
              <text:list-item>
                <text:p text:style-name="P22">the webpage includes headings, lists, and other elements.</text:p>
              </text:list-item>
              <text:list-item>
                <text:p text:style-name="P26">some of the links are not labeled. For example, on the course page there is something called arrow forward. This is confusing because you are not sure where the link is going to go.</text:p>
              </text:list-item>
              <text:list-item>
                <text:p text:style-name="P30">also, the courses should be headings. Right now, they are bolded. You should have the courses heading and then the courses they are in as sub headings below the main heading. This way users can skip to the course they want and not have to listen to other things they are not interested in.</text:p>
              </text:list-item>
            </text:list>
            <text:p text:style-name="P20"><text:span text:style-name="T12">Is the tab order and read order logical and intuitive?</text:span></text:p>
            <text:p text:style-name="P19">yes</text:p>
            <text:p text:style-name="P20"><text:span text:style-name="T12">Do form fields within web pages and documents have appropriately coded labels and prompts?</text:span></text:p>
            <text:list xml:id="list1968661524" text:style-name="WWNum4">
              <text:list-item>
                <text:p text:style-name="P23">the registration labels are not labeled at all.</text:p>
              </text:list-item>
              <text:list-item>
                <text:p text:style-name="P27">neither are the login fields</text:p>
              </text:list-item>
              <text:list-item>
                <text:p text:style-name="P31">also, the coding area fields are not labeled</text:p>
              </text:list-item>
            </text:list>
            <text:p text:style-name="P20"><text:span text:style-name="T12">Have you avoided using visual characteristics to communicate information (e.g., “click the circle on the right” or “required fields are in red”)?</text:span></text:p>
            <text:p text:style-name="P19">yes</text:p>
            <text:p text:style-name="P20"><text:span text:style-name="T12">Does the interface have sufficient contrast between text color and background color?</text:span></text:p>
            <text:p text:style-name="P19">yes</text:p>
            <text:p text:style-name="P20"><text:span text:style-name="T12">Does the content scale well when text is enlarged up to 200 percent?</text:span></text:p>
            <text:p text:style-name="P19">yes</text:p>
            <text:p text:style-name="P18"><text:span text:style-name="T2">Operable</text:span></text:p>
            <text:p text:style-name="P19">Make content and controls operable by all users.</text:p>
            <text:p text:style-name="P20"><text:span text:style-name="T12">Can all menus, links, buttons, and other controls be operated by keyboard, to make them accessible to users who are unable to use a mouse?</text:span></text:p>
            <text:list xml:id="list495735648" text:style-name="WWNum3">
              <text:list-item>
                <text:p text:style-name="P24">mostly but the code editer has some issues with screen readers.</text:p>
              </text:list-item>
              <text:list-item>
                <text:p text:style-name="P28">you can't here what you typed in. The screen readers don't verbalize it.</text:p>
              </text:list-item>
              <text:list-item>
                <text:p text:style-name="P28">The code editer is completly inaccessibile with screen readers. The good news is there are ways of making it accessible. Please see the following link</text:p>
              </text:list-item>
              <text:list-item>
                <text:p text:style-name="P28">[<text:a xlink:type="simple" xlink:href="https://codemirror.net/6/" text:style-name="ListLabel_20_64" text:visited-style-name="ListLabel_20_64"><text:span text:style-name="T13">https://codemirror.net/6/</text:span></text:a>]</text:p>
              </text:list-item>
              <text:list-item>
                <text:p text:style-name="P32">i can't navigate around the code editer really well. I would have to use my other code editer.</text:p>
              </text:list-item>
            </text:list>
            <text:p text:style-name="P20"><text:span text:style-name="T12">Does the web page include a visible focus indicator so all users, especially those using a keyboard, can easily track their current position?</text:span></text:p>
            <text:p text:style-name="P19">yes</text:p>
            <text:p text:style-name="P20"><text:span text:style-name="T12">Do features that scroll or update automatically (e.g., slideshows, carousels) have prominent accessible controls that enable users to pause or advance these features on their own?</text:span></text:p>
            <text:p text:style-name="P19">yes</text:p>
            <text:p text:style-name="P20"><text:span text:style-name="T12">Do pages that have time limits include mechanisms for adjusting those limits for users who need more time?</text:span></text:p>
            <text:p text:style-name="P19">na</text:p>
            <text:p text:style-name="P20"><text:span text:style-name="T12">Have you avoided using content that flashes or flickers?</text:span></text:p>
            <text:p text:style-name="P19">na</text:p>
            <text:p text:style-name="P20"><text:span text:style-name="T12">Does the web page or document have a title that describes its topic or purpose?</text:span></text:p>
            <text:p text:style-name="P19">yes</text:p>
            <text:p text:style-name="P20"><text:span text:style-name="T12">Are mechanisms in place that allow users to bypass blocks of content (e.g., a “skip to main content” link on a web page or bookmarks in a PDF)?</text:span></text:p>
            <text:p text:style-name="P19">yes</text:p>
            <text:p text:style-name="P20"><text:span text:style-name="T12">Does the website include two or more ways of finding content, such as a navigation menu, search feature, or site map?</text:span></text:p>
            <text:p text:style-name="P19">no</text:p>
            <text:p text:style-name="P20"><text:span text:style-name="T12">Is link text meaningful, independent of context?</text:span></text:p>
            <text:list xml:id="list4086639671" text:style-name="WWNum2">
              <text:list-item>
                <text:p text:style-name="P33">the link text is meaningful sometimes. Some of the link content is unlabeled and doesn't work that well.</text:p>
              </text:list-item>
            </text:list>
            <text:p text:style-name="P18"><text:span text:style-name="T2">Understandable</text:span></text:p>
            <text:p text:style-name="P19">Make content and user interfaces understandable to all users.</text:p>
            <text:p text:style-name="P20"><text:span text:style-name="T12">Has the language of the web page or document (or individual parts of a multilingual document) been defined?</text:span></text:p>
            <text:p text:style-name="P19">yes</text:p>
            <text:p text:style-name="P20"><text:span text:style-name="T12">Have you avoided links, controls, or form fields that automatically trigger a change in context?</text:span></text:p>
            <text:p text:style-name="P19">yes</text:p>
            <text:p text:style-name="P20"><text:span text:style-name="T12">Does the website include consistent navigation?</text:span></text:p>
            <text:p text:style-name="P19">yews</text:p>
            <text:p text:style-name="P20"><text:span text:style-name="T12">Do online forms provide helpful, accessible error and verification messages?</text:span></text:p>
            <text:list xml:id="list1060364351" text:style-name="WWNum1">
              <text:list-item>
                <text:p text:style-name="P34">the error and varification are sometimes helpfull. Sometimes on the login page they are not helpful and say fill out this field. This isn't good because right now the fields are not labeled and so it is hard to figure out what is wrong.</text:p>
              </text:list-item>
            </text:list>
            <text:p text:style-name="P18"><text:span text:style-name="T2">Robust</text:span></text:p>
            <text:p text:style-name="P19">Make content robust enough that it can be interpreted reliably by a wide variety of user agents, including assistive technologies.</text:p>
            <text:p text:style-name="P20"><text:span text:style-name="T12">Is the web page coded using valid HTML?</text:span></text:p>
            <text:p text:style-name="P19">yes</text:p>
            <text:p text:style-name="P20"><text:span text:style-name="T12">Do rich, dynamic, web interfaces, such as modal windows, drop-down menus, slideshows, and carousels, include ARIA markup?</text:span></text:p>
            <text:p text:style-name="P19">yes</text:p>
            <text:p text:style-name="P35"/>
          </table:table-cell>
        </table:table-row>
      </table:table>
      <text:p text:style-name="P8"/>
      <text:p text:style-name="P8">At the time of writing, Codemirror 6 is still in development but will address many of the accessibility problems with the coding tutorials.</text:p>
      <text:p text:style-name="Heading_20_2"><text:bookmark text:name="_7nm0186pvyh3"/>Acceptance Testing</text:p>
      <text:p text:style-name="P4">We have met with the client 3 times for feedback and acceptance testing. This is far fewer than what would be optimal, and this was one of the bigger oversights of the project.</text:p>
      <text:p text:style-name="Heading_20_1"><text:bookmark text:name="_z9kysofux9ci"/>Security Practices</text:p>
      <text:p text:style-name="Heading_20_3"><text:bookmark text:name="_pv2pe83jtvfv"/>XSS/CSRF</text:p>
      <text:p text:style-name="Standard">This project, due to its interactive nature, was in particular danger of having arbitrary data sent through a form. As such, Django’s CSRF tokens are used in all forms passed to the server, including those generated by JavaScript.</text:p>
      <text:p text:style-name="Heading_20_3"><text:bookmark text:name="_xbq2psnb3qr0"/><text:soft-page-break/>Password Storage</text:p>
      <text:p text:style-name="Standard">Broncode has a standard user account management system. As such, we had to use standard best practices in regards to the storage of passwords. No passwords are stored in plaintext, but rather as hashes. There are also rules imposed on password strength so as to not open up the database to dictionary attacks.</text:p>
      <text:p text:style-name="Heading_20_3"><text:bookmark text:name="_adkdb84i32wd"/>Port Security</text:p>
      <text:p text:style-name="Standard">So as to not chance unnecessary risk, we made sure the ports used for hosting docker containers for running code are inaccessible outside of the server itself. This is down by drop all packets that try to access the ports that the containers are listening on. To set up iptables for the server, just add rules to drop all outside tcp requests to the docker-ingress network, for the port numbers that are used by the docker services.</text:p>
      <text:p text:style-name="Heading_20_3"><text:bookmark text:name="_mzx3rgxuu8bh"/>Arbitrary Code Execution Containerization</text:p>
      <text:p text:style-name="Standard">One of the key reasons this project is possible is our use of Docker containers for executing code. Executing any arbitrary code written by a user would be incredibly insecure, as it could allow one to access the server’s file system. As such, all arbitrary code is run in specialized Docker containers to sandbox user-made programs.</text:p>
      <text:p text:style-name="Heading_20_3"><text:bookmark text:name="_ilffli4s1ud1"/>API Security</text:p>
      <text:p text:style-name="Standard">Broncode has a RESTful api set up to access its backend. This API is secured in a way that only logged-in users can use it, and only users with the right permissions can make meaningful changes to site mate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center" style:justify-single-word="false"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indent="0in" style:auto-text-indent="false"/>
    </style:style>
    <style:style style:name="MP2"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Broncode Testing Report</text:p>
      </style:header>
      <style:footer>
        <text:p text:style-name="MP2"><text:page-number text:select-page="current">8</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10" meta:paragraph-count="194" meta:word-count="2355" meta:character-count="14043" meta:non-whitespace-character-count="11905"/>
    <meta:generator>LibreOfficeDev/6.0.5.2$Linux_X86_64 LibreOffice_project/</meta:generator>
  </office:meta>
</office:document-meta>
</file>